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200000010B82192B822923A12.png" manifest:media-type="image/png"/>
  <manifest:file-entry manifest:full-path="Pictures/100002010000001200000010E580159242897EB0.png" manifest:media-type="image/png"/>
  <manifest:file-entry manifest:full-path="Pictures/100002010000001200000010B91B5D88F5D261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Ubuntu2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3" svg:font-family="Ubuntu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8.009cm" fo:margin-left="0cm" table:align="left" style:shadow="#aecf00 -0.18cm -0.18cm"/>
    </style:style>
    <style:style style:name="Tableau2.A" style:family="table-column">
      <style:table-column-properties style:column-width="3.101cm"/>
    </style:style>
    <style:style style:name="Tableau2.B" style:family="table-column">
      <style:table-column-properties style:column-width="14.908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8.009cm" fo:margin-left="0cm" table:align="left" style:shadow="#ff950e -0.18cm -0.18cm"/>
    </style:style>
    <style:style style:name="Tableau1.A" style:family="table-column">
      <style:table-column-properties style:column-width="3.217cm"/>
    </style:style>
    <style:style style:name="Tableau1.B" style:family="table-column">
      <style:table-column-properties style:column-width="14.792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8.009cm" fo:margin-left="0cm" table:align="left" style:shadow="#0099ff -0.18cm -0.18cm"/>
    </style:style>
    <style:style style:name="Tableau14.A" style:family="table-column">
      <style:table-column-properties style:column-width="3.237cm"/>
    </style:style>
    <style:style style:name="Tableau14.B" style:family="table-column">
      <style:table-column-properties style:column-width="14.773cm"/>
    </style:style>
    <style:style style:name="Tableau14.A1" style:family="table-cell">
      <style:table-cell-properties fo:background-color="#0099ff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2" style:family="table-cell">
      <style:table-cell-properties fo:padding="0.097cm" fo:border="0.05pt solid #000000"/>
    </style:style>
    <style:style style:name="Tableau14.A3" style:family="table-cell">
      <style:table-cell-properties fo:padding="0.097cm" fo:border-left="0.05pt solid #000000" fo:border-right="none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none" fo:border-top="none" fo:border-bottom="0.05pt solid #000000"/>
    </style:style>
    <style:style style:name="Tableau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97cm" fo:border-left="0.05pt solid #000000" fo:border-right="none" fo:border-top="none" fo:border-bottom="0.05pt solid #000000"/>
    </style:style>
    <style:style style:name="Tableau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Text_20_body">
      <style:text-properties officeooo:paragraph-rsid="00423794"/>
    </style:style>
    <style:style style:name="P3" style:family="paragraph" style:parent-style-name="Standard">
      <style:text-properties fo:font-size="6pt" style:font-size-asian="5.25pt" style:font-size-complex="6pt"/>
    </style:style>
    <style:style style:name="P4" style:family="paragraph" style:parent-style-name="Standard">
      <style:text-properties fo:font-size="6pt" officeooo:paragraph-rsid="00410c4e" style:font-size-asian="5.25pt" style:font-size-complex="6pt"/>
    </style:style>
    <style:style style:name="P5" style:family="paragraph" style:parent-style-name="Standard">
      <style:text-properties fo:font-size="6pt" officeooo:paragraph-rsid="005056cc" style:font-size-asian="5.25pt" style:font-size-complex="6pt"/>
    </style:style>
    <style:style style:name="P6" style:family="paragraph" style:parent-style-name="Standard">
      <style:text-properties fo:font-size="6pt" officeooo:paragraph-rsid="0091b755" style:font-size-asian="5.25pt" style:font-size-complex="6pt"/>
    </style:style>
    <style:style style:name="P7" style:family="paragraph" style:parent-style-name="Standard">
      <style:text-properties fo:font-size="6pt" style:font-size-asian="6pt" style:font-size-complex="6pt"/>
    </style:style>
    <style:style style:name="P8" style:family="paragraph" style:parent-style-name="Standard">
      <style:text-properties fo:font-size="6pt" officeooo:paragraph-rsid="000cd3fd" style:font-size-asian="6pt" style:font-size-complex="6pt"/>
    </style:style>
    <style:style style:name="P9" style:family="paragraph" style:parent-style-name="Standard">
      <style:text-properties officeooo:paragraph-rsid="001775c7"/>
    </style:style>
    <style:style style:name="P10" style:family="paragraph" style:parent-style-name="Standard">
      <style:paragraph-properties fo:break-before="page"/>
      <style:text-properties fo:font-size="6pt" style:font-size-asian="6pt" style:font-size-complex="6pt"/>
    </style:style>
    <style:style style:name="P11" style:family="paragraph" style:parent-style-name="Titre_20_document_20_1">
      <style:text-properties officeooo:paragraph-rsid="0093b983"/>
    </style:style>
    <style:style style:name="P12" style:family="paragraph" style:parent-style-name="Titre_20_document_20_1">
      <style:text-properties officeooo:paragraph-rsid="0094cd82"/>
    </style:style>
    <style:style style:name="P13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6" style:family="paragraph" style:parent-style-name="Titre_20_OS">
      <style:text-properties officeooo:paragraph-rsid="00410c4e"/>
    </style:style>
    <style:style style:name="P17" style:family="paragraph" style:parent-style-name="Titre_20_OO">
      <style:text-properties officeooo:paragraph-rsid="00423794"/>
    </style:style>
    <style:style style:name="P18" style:family="paragraph" style:parent-style-name="Titre_20_Action">
      <style:text-properties officeooo:paragraph-rsid="005056cc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8d5286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6pt" style:font-size-asian="5.25pt" style:font-size-complex="6pt"/>
    </style:style>
    <style:style style:name="T4" style:family="text">
      <style:text-properties officeooo:rsid="0092df9d"/>
    </style:style>
    <style:style style:name="T5" style:family="text">
      <style:text-properties officeooo:rsid="0093b983"/>
    </style:style>
    <style:style style:name="T6" style:family="text">
      <style:text-properties officeooo:rsid="0094cd82"/>
    </style:style>
    <style:style style:name="T7" style:family="text">
      <style:text-properties officeooo:rsid="0095e930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Ubuntu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re_20_document"><text:text-input text:description="">"PST %s" % context.Description()</text:text-input></text:p>
      <text:p text:style-name="P6"/>
      <text:section text:style-name="Sect1" text:name="Section titre dashboard">
        <text:p text:style-name="P6"><office:annotation><dc:creator>sge</dc:creator><dc:date>2016-09-30T08:52:17</dc:date><text:p text:style-name="P19"><text:span text:style-name="T8">do section- if view.is_dashboard()</text:span></text:p></office:annotation><office:annotation><dc:creator>sge</dc:creator><dc:date>2016-09-30T09:15:47</dc:date><text:p text:style-name="P19"><text:span text:style-name="T17">do text if view.uids_to_objs(brains)</text:span></text:p></office:annotation><text:span text:style-name="T4">brains (cette ligne sera enlevée)</text:span></text:p>
        <text:p text:style-name="P11"><office:annotation><dc:creator>sge </dc:creator><dc:date>2013-10-18T14:28:03</dc:date><text:p text:style-name="P19"><text:span text:style-name="T11">do text if context.getPortalTypeName()=='</text:span><text:span text:style-name="T15">projectspace</text:span><text:span text:style-name="T11">'</text:span></text:p></office:annotation><text:span text:style-name="T5">Sélection d’</text:span>objectif<text:span text:style-name="T5">s</text:span> stratégique<text:span text:style-name="T5">s</text:span></text:p>
        <text:p text:style-name="P11"><office:annotation><dc:creator>sge </dc:creator><dc:date>2013-10-18T14:28:03</dc:date><text:p text:style-name="P19"><text:span text:style-name="T11">do text if context.getPortalTypeName()=='strategicobjective'</text:span></text:p></office:annotation><text:span text:style-name="T5">Sélection d’</text:span>objectif<text:span text:style-name="T5">s</text:span> opérationnel<text:span text:style-name="T5">s</text:span></text:p>
        <text:p text:style-name="P11"><office:annotation><dc:creator>sge </dc:creator><dc:date>2013-10-18T14:28:03</dc:date><text:p text:style-name="P19"><text:span text:style-name="T11">do text if context.getPortalTypeName()=='operationalobjective'</text:span></text:p></office:annotation><text:span text:style-name="T6">Sélection d’</text:span>action<text:span text:style-name="T6">s</text:span></text:p>
      </text:section>
      <text:section text:style-name="Sect1" text:name="Section titre normal">
        <text:p text:style-name="Titre_20_document_20_1"><office:annotation><dc:creator>sge</dc:creator><dc:date>2016-09-30T09:21:26</dc:date><text:p text:style-name="P19"><text:span text:style-name="T8">do section- if not view.is_dashboard()</text:span></text:p></office:annotation><office:annotation><dc:creator>sge </dc:creator><dc:date>2013-10-18T14:28:03</dc:date><text:p text:style-name="P19"><text:span text:style-name="T11">do text if context.getPortalTypeName()=='</text:span><text:span text:style-name="T15">strategicobjective</text:span><text:span text:style-name="T11">'</text:span></text:p></office:annotation><text:span text:style-name="T7">Fiche d’un </text:span>objectif stratégique</text:p>
        <text:p text:style-name="P12"><office:annotation><dc:creator>sge </dc:creator><dc:date>2013-10-18T14:28:03</dc:date><text:p text:style-name="P19"><text:span text:style-name="T11">do text if context.getPortalTypeName()=='operationalobjective'</text:span></text:p></office:annotation><text:span text:style-name="T7">Fiche d’un </text:span>objectif opérationnel</text:p>
        <text:p text:style-name="P12"><office:annotation><dc:creator>sge </dc:creator><dc:date>2013-10-18T14:28:03</dc:date><text:p text:style-name="P19"><text:span text:style-name="T11">do text if context.getPortalTypeName()=='pstaction'</text:span></text:p></office:annotation><text:span text:style-name="T7">Fiche d’une </text:span>action</text:p>
      </text:section>
      <text:p text:style-name="P6"/>
      <text:p text:style-name="P6"/>
      <text:section text:style-name="Sect1" text:name="Section table mat">
        <text:p text:style-name="P7"><office:annotation><dc:creator>sge</dc:creator><dc:date>2016-09-29T15:09:49</dc:date><text:p text:style-name="P19"><text:span text:style-name="T16">do section- if context.getPortalTypeName()=='projectspace' or view.is_dashboard()</text:span></text:p></office:annotation></text:p>
        <text:table-of-content text:style-name="Sect1" text:protected="true" text:name="Table des matières1">
          <text:table-of-content-source text:outline-level="3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 text:style-name="Couleur_20_niv_20_1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 text:style-name="Couleur_20_niv_20_2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 text:style-name="Couleur_20_niv_20_3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des matières1_Head">
              <text:p text:style-name="Contents_20_Heading">Table des matières</text:p>
            </text:index-title>
            <text:p text:style-name="P13"><text:a xlink:type="simple" xlink:href="#__RefHeading___Toc781_1946196899" text:style-name="Index_20_Link" text:visited-style-name="Index_20_Link"><text:span text:style-name="Couleur_20_niv_20_1">1.</text:span></text:a><text:a xlink:type="simple" xlink:href="#__RefHeading___Toc781_1946196899" text:style-name="Index_20_Link" text:visited-style-name="Index_20_Link">so.Title()<text:tab/>2</text:a></text:p>
            <text:p text:style-name="P15"><text:a xlink:type="simple" xlink:href="#__RefHeading___Toc783_1946196899" text:style-name="Index_20_Link" text:visited-style-name="Index_20_Link"><text:span text:style-name="Couleur_20_niv_20_2">1.1.</text:span></text:a><text:a xlink:type="simple" xlink:href="#__RefHeading___Toc783_1946196899" text:style-name="Index_20_Link" text:visited-style-name="Index_20_Link">oo.Title()<text:tab/>2</text:a></text:p>
            <text:p text:style-name="P14"><text:a xlink:type="simple" xlink:href="#__RefHeading___Toc785_1946196899" text:style-name="Index_20_Link" text:visited-style-name="Index_20_Link"><text:span text:style-name="Couleur_20_niv_20_3">1.1.1.</text:span></text:a><text:a xlink:type="simple" xlink:href="#__RefHeading___Toc785_1946196899" text:style-name="Index_20_Link" text:visited-style-name="Index_20_Link">act.Title()<text:tab/>2</text:a></text:p>
          </text:index-body>
        </text:table-of-content>
        <text:p text:style-name="P7"/>
        <text:p text:style-name="P10"/>
      </text:section>
      <text:p text:style-name="P6"/>
      <text:section text:style-name="Sect1" text:name="Section1">
        <text:p text:style-name="P9"><text:span text:style-name="T3"><office:annotation><dc:creator>sge</dc:creator><dc:date>2016-09-05T15:40:08</dc:date><text:p text:style-name="P19"><text:span text:style-name="T15">do section- for so in view.getStrategicObjectives()</text:span></text:p></office:annotation></text:span><text:span text:style-name="T3"> </text:span></text:p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table:number-columns-spanned="2" office:value-type="string">
              <text:h text:style-name="P16" text:outline-level="1"><draw:frame draw:style-name="fr1" draw:name="Image1" text:anchor-type="paragraph" svg:width="0.633cm" svg:height="0.564cm" draw:z-index="0"><draw:image xlink:href="Pictures/100002010000001200000010B91B5D88F5D26187.png" xlink:type="simple" xlink:show="embed" xlink:actuate="onLoad"/></draw:frame><text:bookmark-start text:name="__RefHeading___Toc781_1946196899"/><office:annotation><dc:creator>sge</dc:creator><dc:date>2016-09-02T14:45:56</dc:date><text:p text:style-name="P19"><text:span text:style-name="T14">do table with so_v=view.getDGHV(so, appy_rdr=view.appy_renderer)</text:span></text:p></office:annotation><text:text-input text:description="">so.Title()</text:text-input><text:bookmark-end text:name="__RefHeading___Toc781_1946196899"/></text:h>
            </table:table-cell>
            <table:covered-table-cell/>
          </table:table-row>
          <table:table-row>
            <table:table-cell table:style-name="Tableau2.A2" office:value-type="string">
              <text:p text:style-name="Standard"><office:annotation><dc:creator>sge </dc:creator><dc:date>2013-10-18T15:09:03</dc:date><text:p text:style-name="P19"><text:span text:style-name="T12">do row if so.categories</text:span></text:p></office:annotation>Domaine</text:p>
            </table:table-cell>
            <table:table-cell table:style-name="Tableau2.B2" office:value-type="string">
              <text:p text:style-name="Tableau_20_valeur"><text:text-input text:description="">so_v.display_voc('categories')</text:text-input>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2T08:07:38</dc:date><text:p text:style-name="P19"><text:span text:style-name="T12">do row if so.budget</text:span></text:p></office:annotation>Budget propre</text:p>
            </table:table-cell>
            <table:table-cell table:style-name="Tableau2.B3" office:value-type="string">
              <text:p text:style-name="Tableau_20_valeur"><office:annotation><dc:creator>sge </dc:creator><dc:date>2013-10-22T08:04:18</dc:date><text:p text:style-name="P19"><text:span text:style-name="T11">do text</text:span></text:p><text:p text:style-name="P19"><text:span text:style-name="T11">from xhtml(so_v.getOwnBudget())</text:span></text:p></office:annotation>champ budget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2T08:07:05</dc:date><text:p text:style-name="P19"><text:span text:style-name="T11">do row if so_v.get_value('budget_comments')</text:span></text:p></office:annotation>Commentaires budget</text:p>
            </table:table-cell>
            <table:table-cell table:style-name="Tableau2.B3" office:value-type="string">
              <text:p text:style-name="Tableau_20_valeur"><office:annotation><dc:creator>sge</dc:creator><dc:date>2016-09-02T14:57:56</dc:date><text:p text:style-name="P19"><text:span text:style-name="T14">do text</text:span></text:p><text:p text:style-name="P19"><text:span text:style-name="T14">from so_v.display_html('budget_comments')</text:span></text:p></office:annotation>champ commentaires budget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8T14:48:50</dc:date><text:p text:style-name="P19"><text:span text:style-name="T11">do row if so_v.hasChildrenBudget(obj=so)</text:span></text:p></office:annotation>Budget des sous-éléments</text:p>
            </table:table-cell>
            <table:table-cell table:style-name="Tableau2.B3" office:value-type="string">
              <text:p text:style-name="Tableau_20_valeur"><office:annotation><dc:creator>sge </dc:creator><dc:date>2013-10-22T08:10:12</dc:date><text:p text:style-name="P19"><text:span text:style-name="T11">do text</text:span></text:p><text:p text:style-name="P19"><text:span text:style-name="T11">from xhtml(so_v.getChildrenBudget())</text:span></text:p></office:annotation>widget des sous-éléments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1T23:41:38</dc:date><text:p text:style-name="P19"><text:span text:style-name="T12">do row if so_v.get_value('observation')</text:span></text:p></office:annotation>Constat</text:p>
            </table:table-cell>
            <table:table-cell table:style-name="Tableau2.B3" office:value-type="string">
              <text:p text:style-name="Tableau_20_valeur"><office:annotation><dc:creator>sge</dc:creator><dc:date>2016-09-02T15:30:52</dc:date><text:p text:style-name="P19"><text:span text:style-name="T14">do text</text:span></text:p><text:p text:style-name="P19"><text:span text:style-name="T14">from so_v.display_text('observation')</text:span></text:p></office:annotation>champ constat</text:p>
            </table:table-cell>
          </table:table-row>
        </table:table>
        <text:p text:style-name="P4"/>
        <text:section text:style-name="Sect1" text:name="Section2">
          <text:p text:style-name="P2"><text:span text:style-name="T2"><office:annotation><dc:creator>sge</dc:creator><dc:date>2016-09-05T15:17:45</dc:date><text:p text:style-name="P19"><text:span text:style-name="T9">do section- for oo in view.getOperationalObjectives(so=so)</text:span></text:p></office:annotation></text:span><text:span text:style-name="T2"> </text:span></text:p>
          <table:table table:name="Tableau1" table:style-name="Tableau1">
            <table:table-column table:style-name="Tableau1.A"/>
            <table:table-column table:style-name="Tableau1.B"/>
            <table:table-row>
              <table:table-cell table:style-name="Tableau1.A1" table:number-columns-spanned="2" office:value-type="string">
                <text:h text:style-name="P17" text:outline-level="2"><draw:frame draw:style-name="fr1" draw:name="images2" text:anchor-type="paragraph" svg:width="0.633cm" svg:height="0.564cm" draw:z-index="1"><draw:image xlink:href="Pictures/100002010000001200000010E580159242897EB0.png" xlink:type="simple" xlink:show="embed" xlink:actuate="onLoad"/></draw:frame><text:bookmark-start text:name="__RefHeading___Toc783_1946196899"/><office:annotation><dc:creator>sge</dc:creator><dc:date>2016-09-05T15:20:16</dc:date><text:p text:style-name="P19"><text:span text:style-name="T13">do table with oo_v=view.getDGHV(oo, appy_rdr=view.appy_renderer)</text:span></text:p></office:annotation><text:text-input text:description="">oo.Title()</text:text-input><text:bookmark-end text:name="__RefHeading___Toc783_1946196899"/></text:h>
              </table:table-cell>
              <table:covered-table-cell/>
            </table:table-row>
            <table:table-row>
              <table:table-cell table:style-name="Tableau1.A2" office:value-type="string">
                <text:p text:style-name="Standard"><office:annotation><dc:creator>sge </dc:creator><dc:date>2013-10-21T23:36:44</dc:date><text:p text:style-name="P19"><text:span text:style-name="T12">do row if oo.description</text:span></text:p></office:annotation>Description</text:p>
              </table:table-cell>
              <table:table-cell table:style-name="Tableau1.B2" office:value-type="string">
                <text:p text:style-name="Tableau_20_valeur"><office:annotation><dc:creator>sge </dc:creator><dc:date>2013-10-21T23:36:08</dc:date><text:p text:style-name="P19"><text:span text:style-name="T11">do text</text:span></text:p><text:p text:style-name="P19"><text:span text:style-name="T11">from xhtml(oo_v.display_text('description'))</text:span></text:p></office:annotation>champ description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09:43</dc:date><text:p text:style-name="P19"><text:span text:style-name="T12">do row if oo.categories</text:span></text:p></office:annotation>Domaine</text:p>
              </table:table-cell>
              <table:table-cell table:style-name="Tableau1.B3" office:value-type="string">
                <text:p text:style-name="Tableau_20_valeur"><text:text-input text:description="">oo_v.display_voc('categories')</text:text-input></text:p>
              </table:table-cell>
            </table:table-row>
            <table:table-row>
              <table:table-cell table:style-name="Tableau1.A3" office:value-type="string">
                <text:p text:style-name="Standard">Indicateur de résultat</text:p>
              </table:table-cell>
              <table:table-cell table:style-name="Tableau1.B3" office:value-type="string">
                <text:p text:style-name="Tableau_20_valeur"><office:annotation><dc:creator>sge </dc:creator><dc:date>2013-06-21T22:15:44</dc:date><text:p text:style-name="P19"><text:span text:style-name="T12">do text</text:span><text:span text:style-name="T11"> if oo.result_indicator</text:span></text:p><text:p text:style-name="P19"><text:span text:style-name="T12">from xhtml(oo_v</text:span><text:span text:style-name="T11">.display_widget('result_indicator'</text:span><text:span text:style-name="T12">))</text:span></text:p></office:annotation>result indicator</text:p>
              </table:table-cell>
            </table:table-row>
            <table:table-row>
              <table:table-cell table:style-name="Tableau1.A3" office:value-type="string">
                <text:p text:style-name="Standard">Priorité</text:p>
              </table:table-cell>
              <table:table-cell table:style-name="Tableau1.B3" office:value-type="string">
                <text:p text:style-name="Tableau_20_valeur"><text:text-input text:description="">oo_v.get_value('priority')</text:text-input></text:p>
              </table:table-cell>
            </table:table-row>
            <table:table-row>
              <table:table-cell table:style-name="Tableau1.A3" office:value-type="string">
                <text:p text:style-name="Standard">Échéance</text:p>
              </table:table-cell>
              <table:table-cell table:style-name="Tableau1.B3" office:value-type="string">
                <text:p text:style-name="Tableau_20_valeur"><text:text-input text:description="">oo_v.display_date('planned_end_date')</text:text-input></text:p>
              </table:table-cell>
            </table:table-row>
            <table:table-row>
              <table:table-cell table:style-name="Tableau1.A3" office:value-type="string">
                <text:p text:style-name="Standard">Responsable mandataire</text:p>
              </table:table-cell>
              <table:table-cell table:style-name="Tableau1.B3" office:value-type="string">
                <text:p text:style-name="Tableau_20_valeur"><text:text-input text:description="">oo_v.display_voc('representative_responsible')</text:text-input></text:p>
              </table:table-cell>
            </table:table-row>
            <table:table-row>
              <table:table-cell table:style-name="Tableau1.A3" office:value-type="string">
                <text:p text:style-name="Standard">Responsable administratif</text:p>
              </table:table-cell>
              <table:table-cell table:style-name="Tableau1.B3" office:value-type="string">
                <text:p text:style-name="Tableau_20_valeur"><text:text-input text:description="">oo_v.display_voc('administrative_responsible')</text:text-input></text:p>
              </table:table-cell>
            </table:table-row>
            <table:table-row>
              <table:table-cell table:style-name="Tableau1.A3" office:value-type="string">
                <text:p text:style-name="Standard">Service gestionnaire</text:p>
              </table:table-cell>
              <table:table-cell table:style-name="Tableau1.B3" office:value-type="string">
                <text:p text:style-name="Tableau_20_valeur"><text:text-input text:description="">oo_v.display_voc('manager')</text:text-input>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13:26</dc:date><text:p text:style-name="P19"><text:span text:style-name="T12">do row if oo.</text:span><text:span text:style-name="T11">extra_concerned_people</text:span></text:p></office:annotation>Partenaires</text:p>
              </table:table-cell>
              <table:table-cell table:style-name="Tableau1.B3" office:value-type="string">
                <text:p text:style-name="Tableau_20_valeur"><office:annotation><dc:creator>sge </dc:creator><dc:date>2013-06-17T12:54:19</dc:date><text:p text:style-name="P19"><text:span text:style-name="T11">do text</text:span></text:p><text:p text:style-name="P19"><text:span text:style-name="T11">from xhtml(oo_v.display_text('extra_concerned_people'))</text:span></text:p></office:annotation>champ extra_concerned_people</text:p>
              </table:table-cell>
            </table:table-row>
            <table:table-row>
              <table:table-cell table:style-name="Tableau1.A3" office:value-type="string">
                <text:p text:style-name="Standard">Budget propre</text:p>
              </table:table-cell>
              <table:table-cell table:style-name="Tableau1.B3" office:value-type="string">
                <text:p text:style-name="Tableau_20_valeur"><office:annotation><dc:creator>sge </dc:creator><dc:date>2013-06-17T12:34:05</dc:date><text:p text:style-name="P19"><text:span text:style-name="T12">do text if oo.budget</text:span></text:p><text:p text:style-name="P19"><text:span text:style-name="T12">from xhtml(oo_v</text:span><text:span text:style-name="T11">.</text:span><text:span text:style-name="T12">getOwnBudget())</text:span></text:p></office:annotation>champ budget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28:43</dc:date><text:p text:style-name="P19"><text:span text:style-name="T11">do row if oo_v.get_value('budget_comments')</text:span></text:p></office:annotation>Commentaires budget</text:p>
              </table:table-cell>
              <table:table-cell table:style-name="Tableau1.B3" office:value-type="string">
                <text:p text:style-name="Tableau_20_valeur"><office:annotation><dc:creator>sge </dc:creator><dc:date>2013-09-18T13:03:01</dc:date><text:p text:style-name="P19"><text:span text:style-name="T11">do text</text:span></text:p><text:p text:style-name="P19"><text:span text:style-name="T11">from oo_v.display_html('budget_comments')</text:span></text:p></office:annotation>champ budget_comments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28T14:32:32</dc:date><text:p text:style-name="P19"><text:span text:style-name="T12">do row if oo_</text:span><text:span text:style-name="T11">v.</text:span><text:span text:style-name="T12">hasChildrenBudget(obj=oo)</text:span></text:p></office:annotation>Budget des actions</text:p>
              </table:table-cell>
              <table:table-cell table:style-name="Tableau1.B3" office:value-type="string">
                <text:p text:style-name="Tableau_20_valeur"><office:annotation><dc:creator>sge </dc:creator><dc:date>2013-09-18T11:38:33</dc:date><text:p text:style-name="P19"><text:span text:style-name="T11">do text</text:span></text:p><text:p text:style-name="P19"><text:span text:style-name="T11">from xhtml(oo_v.getChildrenBudget())</text:span></text:p></office:annotation>widget budget des sous-éléments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21T23:41:38</dc:date><text:p text:style-name="P19"><text:span text:style-name="T12">do row if oo_v.get_value('observation')</text:span></text:p></office:annotation>Constat</text:p>
              </table:table-cell>
              <table:table-cell table:style-name="Tableau1.B3" office:value-type="string">
                <text:p text:style-name="Tableau_20_valeur"><office:annotation><dc:creator>sge </dc:creator><dc:date>2013-10-21T23:41:16</dc:date><text:p text:style-name="P19"><text:span text:style-name="T11">do text</text:span></text:p><text:p text:style-name="P19"><text:span text:style-name="T11">from oo_v.display_html('observation')</text:span></text:p></office:annotation>champ observation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32:49</dc:date><text:p text:style-name="P19"><text:span text:style-name="T11">do row if oo_v.get_value('comments')</text:span></text:p></office:annotation>Commentaires</text:p>
              </table:table-cell>
              <table:table-cell table:style-name="Tableau1.B3" office:value-type="string">
                <text:p text:style-name="Tableau_20_valeur"><office:annotation><dc:creator>sge </dc:creator><dc:date>2013-06-17T13:13:51</dc:date><text:p text:style-name="P19"><text:span text:style-name="T11">do text</text:span></text:p><text:p text:style-name="P19"><text:span text:style-name="T11">from oo_v.display_html('comments')</text:span></text:p></office:annotation>champ comments</text:p>
              </table:table-cell>
            </table:table-row>
          </table:table>
          <text:p text:style-name="P3"/>
          <text:section text:style-name="Sect1" text:name="Section3">
            <text:p text:style-name="P7"><office:annotation><dc:creator>sge</dc:creator><dc:date>2016-09-06T13:10:29</dc:date><text:p text:style-name="P19"><text:span text:style-name="T9">do section- for act in view.getActions(oo=oo)</text:span></text:p></office:annotation></text:p>
            <text:p text:style-name="P7"/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table:number-columns-spanned="2" office:value-type="string">
                  <text:h text:style-name="P18" text:outline-level="3"><draw:frame draw:style-name="fr1" draw:name="images3" text:anchor-type="paragraph" svg:width="0.633cm" svg:height="0.564cm" draw:z-index="2"><draw:image xlink:href="Pictures/100002010000001200000010B82192B822923A12.png" xlink:type="simple" xlink:show="embed" xlink:actuate="onLoad"/></draw:frame><text:bookmark-start text:name="__RefHeading___Toc785_1946196899"/><office:annotation><dc:creator>sge</dc:creator><dc:date>2016-09-06T13:13:34</dc:date><text:p text:style-name="P19"><text:span text:style-name="T9">do table with act_v=view.</text:span><text:span text:style-name="T10">getDGHV(act, appy_rdr=view.appy_renderer)</text:span></text:p></office:annotation><text:text-input text:description="">act.Title()</text:text-input><text:bookmark-end text:name="__RefHeading___Toc785_1946196899"/></text:h>
                </table:table-cell>
                <table:covered-table-cell/>
              </table:table-row>
              <table:table-row>
                <table:table-cell table:style-name="Tableau14.A2" office:value-type="string">
                  <text:p text:style-name="Tableau_20_libellé"><office:annotation><dc:creator>sge </dc:creator><dc:date>2013-10-21T23:29:43</dc:date><text:p text:style-name="P19"><text:span text:style-name="T9">do row if act_v.get_value('description')</text:span></text:p></office:annotation>Description</text:p>
                </table:table-cell>
                <table:table-cell table:style-name="Tableau14.B2" office:value-type="string">
                  <text:p text:style-name="Tableau_20_valeur"><office:annotation><dc:creator>sge </dc:creator><dc:date>2013-10-21T23:27:35</dc:date><text:p text:style-name="P19"><text:span text:style-name="T9">do text</text:span></text:p><text:p text:style-name="P19"><text:span text:style-name="T9">from xhtml(act_v.display_text('description'))</text:span></text:p></office:annotation>champ description</text:p>
                </table:table-cell>
              </table:table-row>
              <table:table-row>
                <table:table-cell table:style-name="Tableau14.A11" office:value-type="string">
                  <text:p text:style-name="Tableau_20_libellé">Échéance</text:p>
                </table:table-cell>
                <table:table-cell table:style-name="Tableau14.B11" office:value-type="string">
                  <text:p text:style-name="Tableau_20_valeur"><text:text-input text:description="">act_v.display_date('planned_end_date')</text:text-input></text:p>
                </table:table-cell>
              </table:table-row>
              <table:table-row>
                <table:table-cell table:style-name="Tableau14.A11" office:value-type="string">
                  <text:p text:style-name="Tableau_20_libellé">Indice de santé</text:p>
                </table:table-cell>
                <table:table-cell table:style-name="Tableau14.B11" office:value-type="string">
                  <text:p text:style-name="Tableau_20_valeur"><office:annotation><dc:creator>sge </dc:creator><dc:date>2013-06-17T14:29:33</dc:date><text:p text:style-name="P19"><text:span text:style-name="T9">do text</text:span></text:p><text:p text:style-name="P19"><text:span text:style-name="T9">from xhtml(act_v.formatHealthIndicator())</text:span></text:p></office:annotation>champ health_indicator_details</text:p>
                </table:table-cell>
              </table:table-row>
              <text:soft-page-break/>
              <table:table-row>
                <table:table-cell table:style-name="Tableau14.A11" office:value-type="string">
                  <text:p text:style-name="Tableau_20_libellé">Service</text:p>
                </table:table-cell>
                <table:table-cell table:style-name="Tableau14.B11" office:value-type="string">
                  <text:p text:style-name="Tableau_20_valeur"><text:text-input text:description="">act_v.display_voc('manager')</text:text-input></text:p>
                </table:table-cell>
              </table:table-row>
              <table:table-row>
                <table:table-cell table:style-name="Tableau14.A11" office:value-type="string">
                  <text:p text:style-name="Tableau_20_libellé"><office:annotation><dc:creator>sge </dc:creator><dc:date>2013-10-21T23:33:12</dc:date><text:p text:style-name="P19"><text:span text:style-name="T9">do row if act_v.get_value('extra_concerned_people')</text:span></text:p></office:annotation>Partenaires</text:p>
                </table:table-cell>
                <table:table-cell table:style-name="Tableau14.B11" office:value-type="string">
                  <text:p text:style-name="Tableau_20_valeur"><office:annotation><dc:creator>sge </dc:creator><dc:date>2013-06-17T12:54:19</dc:date><text:p text:style-name="P19"><text:span text:style-name="T9">do text</text:span></text:p><text:p text:style-name="P19"><text:span text:style-name="T9">from xhtml(act_v.display_text('extra_concerned_people'))</text:span></text:p></office:annotation>champ extra_concerned_people</text:p>
                </table:table-cell>
              </table:table-row>
              <table:table-row>
                <table:table-cell table:style-name="Tableau14.A11" office:value-type="string">
                  <text:p text:style-name="Tableau_20_libellé">Budget propre</text:p>
                </table:table-cell>
                <table:table-cell table:style-name="Tableau14.B11" office:value-type="string">
                  <text:p text:style-name="Tableau_20_valeur"><office:annotation><dc:creator>sge </dc:creator><dc:date>2013-06-17T12:34:05</dc:date><text:p text:style-name="P19"><text:span text:style-name="T9">do text if act.budget</text:span></text:p><text:p text:style-name="P19"><text:span text:style-name="T9">from xhtml(act_v.getOwnBudget())</text:span></text:p></office:annotation>champ budget</text:p>
                </table:table-cell>
              </table:table-row>
              <table:table-row>
                <table:table-cell table:style-name="Tableau14.A11" office:value-type="string">
                  <text:p text:style-name="Tableau_20_libellé"><office:annotation><dc:creator>sge </dc:creator><dc:date>2013-10-18T15:36:30</dc:date><text:p text:style-name="P19"><text:span text:style-name="T9">do row if act_v.get_value('budget_comments')</text:span></text:p></office:annotation>Commentaires budget</text:p>
                </table:table-cell>
                <table:table-cell table:style-name="Tableau14.B11" office:value-type="string">
                  <text:p text:style-name="Tableau_20_valeur"><office:annotation><dc:creator>sge </dc:creator><dc:date>2013-09-18T13:05:33</dc:date><text:p text:style-name="P19"><text:span text:style-name="T9">do text</text:span></text:p><text:p text:style-name="P19"><text:span text:style-name="T9">from act_v.display_html('budget_comments')</text:span></text:p></office:annotation>champ budget_comments</text:p>
                </table:table-cell>
              </table:table-row>
              <table:table-row>
                <table:table-cell table:style-name="Tableau14.A9" office:value-type="string">
                  <text:p text:style-name="Tableau_20_libellé">Progression</text:p>
                </table:table-cell>
                <table:table-cell table:style-name="Tableau14.B9" office:value-type="string">
                  <text:p text:style-name="Tableau_20_valeur"><text:text-input text:description="">act_v.get_value('progress')</text:text-input></text:p>
                </table:table-cell>
              </table:table-row>
              <table:table-row>
                <table:table-cell table:style-name="Tableau14.A11" office:value-type="string">
                  <text:p text:style-name="Tableau_20_libellé"><office:annotation><dc:creator>sge </dc:creator><dc:date>2013-10-18T15:36:44</dc:date><text:p text:style-name="P19"><text:span text:style-name="T9">do row if act_v.get_value('observation')</text:span></text:p></office:annotation>Constat</text:p>
                </table:table-cell>
                <table:table-cell table:style-name="Tableau14.B11" office:value-type="string">
                  <text:p text:style-name="Tableau_20_valeur"><office:annotation><dc:creator>sge </dc:creator><dc:date>2013-06-17T13:13:51</dc:date><text:p text:style-name="P19"><text:span text:style-name="T9">do text</text:span></text:p><text:p text:style-name="P19"><text:span text:style-name="T9">from act_v.display_html('observation')</text:span></text:p></office:annotation>champ observation</text:p>
                </table:table-cell>
              </table:table-row>
              <table:table-row>
                <table:table-cell table:style-name="Tableau14.A11" office:value-type="string">
                  <text:p text:style-name="Tableau_20_libellé"><office:annotation><dc:creator>sge </dc:creator><dc:date>2013-10-18T15:36:44</dc:date><text:p text:style-name="P19"><text:span text:style-name="T9">do row if act_v.get_value('comments')</text:span></text:p></office:annotation>Commentaires</text:p>
                </table:table-cell>
                <table:table-cell table:style-name="Tableau14.B11" office:value-type="string">
                  <text:p text:style-name="Tableau_20_valeur"><office:annotation><dc:creator>sge </dc:creator><dc:date>2013-06-17T13:13:51</dc:date><text:p text:style-name="P19"><text:span text:style-name="T9">do text</text:span></text:p><text:p text:style-name="P19"><text:span text:style-name="T9">from act_v.display_html('comments')</text:span></text:p></office:annotation>champ comments</text:p>
                </table:table-cell>
              </table:table-row>
            </table:table>
            <text:p text:style-name="P5"/>
          </text:section>
          <text:p text:style-name="P7"/>
        </text:section>
        <text:p text:style-name="P7"/>
      </text:section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Ubuntu2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3" svg:font-family="Ubuntu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Verdana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loext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style:font-name="Verdana1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loext:contextual-spacing="false" fo:text-indent="0cm" style:auto-text-indent="false" style:page-number="auto">
        <style:tab-stops/>
      </style:paragraph-properties>
      <style:text-properties style:font-name="Verdana1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1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style:font-size-asian="10.5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  <style:text-properties style:font-name="Verdana1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loext:contextual-spacing="false" fo:background-color="transparent"/>
      <style:text-properties fo:color="#000080" style:font-name="Verdana1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span text:style-name="MT1">Page </text:span><text:span text:style-name="MT1"><text:page-number text:select-page="current">3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08-30T11:39:05.323537757</meta:creation-date>
    <meta:generator>LibreOffice/5.1.4.2$Linux_X86_64 LibreOffice_project/10m0$Build-2</meta:generator>
    <dc:date>2016-10-06T14:15:01.436438814</dc:date>
    <dc:creator>sge</dc:creator>
    <meta:editing-duration>P2DT6H48M17S</meta:editing-duration>
    <meta:editing-cycles>146</meta:editing-cycles>
    <meta:document-statistic meta:table-count="3" meta:image-count="3" meta:object-count="0" meta:page-count="3" meta:paragraph-count="78" meta:word-count="171" meta:character-count="1474" meta:non-whitespace-character-count="1403"/>
  </office:meta>
</office:document-meta>
</file>